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3399ff"/>
      <style:text-properties style:use-window-font-color="true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3399ff" fo:border="0.06pt solid #000000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RENTE Sensor 1" table:style-name="ta1">
        <table:shapes>
          <draw:frame draw:z-index="0" draw:style-name="gr1" draw:text-style-name="P1" svg:width="20.122cm" svg:height="7.634cm" svg:x="17.697cm" svg:y="9.113cm">
            <draw:object draw:notify-on-update-of-ranges="'CORRENTE Sensor 1'.A13:'CORRENTE Sensor 1'.A17 'CORRENTE Sensor 1'.B13:'CORRENTE Sensor 1'.B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CORRENTE Sensor 1'.B3:'CORRENTE Sensor 1'.B3 'CORRENTE Sensor 1'.C3:'CORRENTE Sensor 1'.F3 'CORRENTE Sensor 1'.B4:'CORRENTE Sensor 1'.B4 'CORRENTE Sensor 1'.C4:'CORRENTE Sensor 1'.F4 'CORRENTE Sensor 1'.B5:'CORRENTE Sensor 1'.B5 'CORRENTE Sensor 1'.C5:'CORRENTE Sensor 1'.F5 'CORRENTE Sensor 1'.B6:'CORRENTE Sensor 1'.B6 'CORRENTE Sensor 1'.C6:'CORRENTE Sensor 1'.F6 'CORRENTE Sensor 1'.B7:'CORRENTE Sensor 1'.B7 'CORRENTE Sensor 1'.C7:'CORRENTE Sensor 1'.F7 'CORRENTE Sensor 1'.B8:'CORRENTE Sensor 1'.B8 'CORRENTE Sensor 1'.C8:'CORRENTE Sensor 1'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0.5" calcext:value-type="float">
            <text:p>0,5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0.75" calcext:value-type="float">
            <text:p>0,75</text:p>
          </table:table-cell>
          <table:table-cell table:number-columns-repeated="3" table:style-name="ce3" office:value-type="float" office:value="0.74" calcext:value-type="float">
            <text:p>0,7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.5" calcext:value-type="float">
            <text:p>1,5</text:p>
          </table:table-cell>
          <table:table-cell table:number-columns-repeated="2" table:style-name="ce3" office:value-type="float" office:value="1.14" calcext:value-type="float">
            <text:p>1,14</text:p>
          </table:table-cell>
          <table:table-cell table:number-columns-repeated="2" table:style-name="ce3" office:value-type="float" office:value="1.13" calcext:value-type="float">
            <text:p>1,13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number-columns-repeated="4" table:style-name="ce3" office:value-type="float" office:value="1.53" calcext:value-type="float">
            <text:p>1,53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.5" calcext:value-type="float">
            <text:p>2,5</text:p>
          </table:table-cell>
          <table:table-cell table:number-columns-repeated="4" table:style-name="ce3" office:value-type="float" office:value="1.92" calcext:value-type="float">
            <text:p>1,9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2.32" calcext:value-type="float">
            <text:p>2,32</text:p>
          </table:table-cell>
          <table:table-cell table:style-name="ce3" office:value-type="float" office:value="2.31" calcext:value-type="float">
            <text:p>2,3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0.74" calcext:value-type="float">
            <text:p>0,74</text:p>
          </table:table-cell>
          <table:table-cell table:style-name="ce7" table:formula="of:=[.B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.135" calcext:value-type="float">
            <text:p>1,135</text:p>
          </table:table-cell>
          <table:table-cell table:style-name="ce7" table:formula="of:=[.B5]"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.53" calcext:value-type="float">
            <text:p>1,53</text:p>
          </table:table-cell>
          <table:table-cell table:style-name="ce7" table:formula="of:=[.B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.92" calcext:value-type="float">
            <text:p>1,92</text:p>
          </table:table-cell>
          <table:table-cell table:style-name="ce7" table:formula="of:=[.B7]"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.32" calcext:value-type="float">
            <text:p>2,32</text:p>
          </table:table-cell>
          <table:table-cell table:style-name="ce7" table:formula="of:=[.B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1.25*[.B19]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TENSAO Sensor 1" table:style-name="ta1">
        <table:shapes>
          <draw:frame draw:z-index="0" draw:style-name="gr1" draw:text-style-name="P1" svg:width="20.122cm" svg:height="7.634cm" svg:x="17.946cm" svg:y="9.326cm">
            <draw:object draw:notify-on-update-of-ranges="'TENSAO Sensor 1'.A13:'TENSAO Sensor 1'.A17 'TENSAO Sensor 1'.B13:'TENSAO Sensor 1'.B1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TENSAO Sensor 1'.B3:'TENSAO Sensor 1'.B3 'TENSAO Sensor 1'.C3:'TENSAO Sensor 1'.F3 'TENSAO Sensor 1'.B4:'TENSAO Sensor 1'.B4 'TENSAO Sensor 1'.C4:'TENSAO Sensor 1'.F4 'TENSAO Sensor 1'.B5:'TENSAO Sensor 1'.B5 'TENSAO Sensor 1'.C5:'TENSAO Sensor 1'.F5 'TENSAO Sensor 1'.B6:'TENSAO Sensor 1'.B6 'TENSAO Sensor 1'.C6:'TENSAO Sensor 1'.F6 'TENSAO Sensor 1'.B7:'TENSAO Sensor 1'.B7 'TENSAO Sensor 1'.C7:'TENSAO Sensor 1'.F7 'TENSAO Sensor 1'.B8:'TENSAO Sensor 1'.B8 'TENSAO Sensor 1'.C8:'TENSAO Sensor 1'.F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3" office:value-type="float" office:value="2.08" calcext:value-type="float">
            <text:p>2,0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number-columns-repeated="4" table:style-name="ce3" office:value-type="float" office:value="6.31" calcext:value-type="float">
            <text:p>6,3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2" calcext:value-type="float">
            <text:p>12</text:p>
          </table:table-cell>
          <table:table-cell table:style-name="ce3" office:value-type="float" office:value="12.67" calcext:value-type="float">
            <text:p>12,67</text:p>
          </table:table-cell>
          <table:table-cell table:style-name="ce3" office:value-type="float" office:value="12.68" calcext:value-type="float">
            <text:p>12,68</text:p>
          </table:table-cell>
          <table:table-cell table:number-columns-repeated="2" table:style-name="ce3" office:value-type="float" office:value="12.67" calcext:value-type="float">
            <text:p>12,6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5" calcext:value-type="float">
            <text:p>15</text:p>
          </table:table-cell>
          <table:table-cell table:style-name="ce3" office:value-type="float" office:value="15.85" calcext:value-type="float">
            <text:p>15,85</text:p>
          </table:table-cell>
          <table:table-cell table:number-columns-repeated="3" table:style-name="ce3" office:value-type="float" office:value="15.86" calcext:value-type="float">
            <text:p>15,86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8" calcext:value-type="float">
            <text:p>18</text:p>
          </table:table-cell>
          <table:table-cell table:style-name="ce3" office:value-type="float" office:value="19.04" calcext:value-type="float">
            <text:p>19,04</text:p>
          </table:table-cell>
          <table:table-cell table:style-name="ce3" office:value-type="float" office:value="19.03" calcext:value-type="float">
            <text:p>19,03</text:p>
          </table:table-cell>
          <table:table-cell table:number-columns-repeated="2" table:style-name="ce3" office:value-type="float" office:value="19.04" calcext:value-type="float">
            <text:p>19,0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0" calcext:value-type="float">
            <text:p>20</text:p>
          </table:table-cell>
          <table:table-cell table:style-name="ce3" office:value-type="float" office:value="21.15" calcext:value-type="float">
            <text:p>21,15</text:p>
          </table:table-cell>
          <table:table-cell table:style-name="ce3" office:value-type="float" office:value="21.26" calcext:value-type="float">
            <text:p>21,26</text:p>
          </table:table-cell>
          <table:table-cell table:style-name="ce3" office:value-type="float" office:value="21.17" calcext:value-type="float">
            <text:p>21,17</text:p>
          </table:table-cell>
          <table:table-cell table:style-name="ce3" office:value-type="float" office:value="21.15" calcext:value-type="float">
            <text:p>21,1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6.31" calcext:value-type="float">
            <text:p>6,31</text:p>
          </table:table-cell>
          <table:table-cell table:style-name="ce7" table:formula="of:=[.B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2.67" calcext:value-type="float">
            <text:p>12,67</text:p>
          </table:table-cell>
          <table:table-cell table:style-name="ce7" table:formula="of:=[.B5]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5.86" calcext:value-type="float">
            <text:p>15,86</text:p>
          </table:table-cell>
          <table:table-cell table:style-name="ce7" table:formula="of:=[.B6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9.04" calcext:value-type="float">
            <text:p>19,04</text:p>
          </table:table-cell>
          <table:table-cell table:style-name="ce7" table:formula="of:=[.B7]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1.16" calcext:value-type="float">
            <text:p>21,16</text:p>
          </table:table-cell>
          <table:table-cell table:style-name="ce7" table:formula="of:=[.B8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19.04" calcext:value-type="float">
            <text:p>19,0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(0.94087*[.B19])+0.0727" office:value-type="float" office:value="17.9868648" calcext:value-type="float">
            <text:p>17,9868648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CORRENTE Sensor 2" table:style-name="ta1">
        <table:shapes>
          <draw:frame draw:z-index="0" draw:style-name="gr1" draw:text-style-name="P1" svg:width="20.122cm" svg:height="7.634cm" svg:x="17.697cm" svg:y="9.113cm">
            <draw:object draw:notify-on-update-of-ranges="'CORRENTE Sensor 2'.A13:'CORRENTE Sensor 2'.A17 'CORRENTE Sensor 2'.B13:'CORRENTE Sensor 2'.B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.072cm" svg:height="8.999cm" svg:x="17.607cm" svg:y="0cm">
            <draw:object draw:notify-on-update-of-ranges="'CORRENTE Sensor 2'.C2:'CORRENTE Sensor 2'.F2 'CORRENTE Sensor 2'.B3:'CORRENTE Sensor 2'.B3 'CORRENTE Sensor 2'.C3:'CORRENTE Sensor 2'.F3 'CORRENTE Sensor 2'.B4:'CORRENTE Sensor 2'.B4 'CORRENTE Sensor 2'.C4:'CORRENTE Sensor 2'.F4 'CORRENTE Sensor 2'.B5:'CORRENTE Sensor 2'.B5 'CORRENTE Sensor 2'.C5:'CORRENTE Sensor 2'.F5 'CORRENTE Sensor 2'.B6:'CORRENTE Sensor 2'.B6 'CORRENTE Sensor 2'.C6:'CORRENTE Sensor 2'.F6 'CORRENTE Sensor 2'.B7:'CORRENTE Sensor 2'.B7 'CORRENTE Sensor 2'.C7:'CORRENTE Sensor 2'.F7 'CORRENTE Sensor 2'.B8:'CORRENTE Sensor 2'.B8 'CORRENTE Sensor 2'.C8:'CORRENTE Sensor 2'.F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0.5" calcext:value-type="float">
            <text:p>0,5</text:p>
          </table:table-cell>
          <table:table-cell table:style-name="ce3" office:value-type="float" office:value="0.38" calcext:value-type="float">
            <text:p>0,38</text:p>
          </table:table-cell>
          <table:table-cell table:number-columns-repeated="3" table:style-name="ce3" office:value-type="float" office:value="0.37" calcext:value-type="float">
            <text:p>0,3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0.78" calcext:value-type="float">
            <text:p>0,78</text:p>
          </table:table-cell>
          <table:table-cell table:number-columns-repeated="3" table:style-name="ce3" office:value-type="float" office:value="0.77" calcext:value-type="float">
            <text:p>0,7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.5" calcext:value-type="float">
            <text:p>1,5</text:p>
          </table:table-cell>
          <table:table-cell table:style-name="ce3" office:value-type="float" office:value="1.18" calcext:value-type="float">
            <text:p>1,18</text:p>
          </table:table-cell>
          <table:table-cell table:number-columns-repeated="3" table:style-name="ce3" office:value-type="float" office:value="1.17" calcext:value-type="float">
            <text:p>1,1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1.58" calcext:value-type="float">
            <text:p>1,58</text:p>
          </table:table-cell>
          <table:table-cell table:style-name="ce3" office:value-type="float" office:value="1.56" calcext:value-type="float">
            <text:p>1,56</text:p>
          </table:table-cell>
          <table:table-cell table:number-columns-repeated="2" table:style-name="ce3" office:value-type="float" office:value="1.57" calcext:value-type="float">
            <text:p>1,5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.5" calcext:value-type="float">
            <text:p>2,5</text:p>
          </table:table-cell>
          <table:table-cell table:style-name="ce3" office:value-type="float" office:value="1.97" calcext:value-type="float">
            <text:p>1,97</text:p>
          </table:table-cell>
          <table:table-cell table:number-columns-repeated="3" table:style-name="ce3" office:value-type="float" office:value="1.96" calcext:value-type="float">
            <text:p>1,96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.37" calcext:value-type="float">
            <text:p>2,37</text:p>
          </table:table-cell>
          <table:table-cell table:number-columns-repeated="2" table:style-name="ce3" office:value-type="float" office:value="2.36" calcext:value-type="float">
            <text:p>2,36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0.77" calcext:value-type="float">
            <text:p>0,77</text:p>
          </table:table-cell>
          <table:table-cell table:style-name="ce7" table:formula="of:=[.B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.17" calcext:value-type="float">
            <text:p>1,17</text:p>
          </table:table-cell>
          <table:table-cell table:style-name="ce7" table:formula="of:=[.B5]"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.57" calcext:value-type="float">
            <text:p>1,57</text:p>
          </table:table-cell>
          <table:table-cell table:style-name="ce7" table:formula="of:=[.B6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.96" calcext:value-type="float">
            <text:p>1,96</text:p>
          </table:table-cell>
          <table:table-cell table:style-name="ce7" table:formula="of:=[.B7]"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.365" calcext:value-type="float">
            <text:p>2,365</text:p>
          </table:table-cell>
          <table:table-cell table:style-name="ce7" table:formula="of:=[.B8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1.25*[.B19]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TENSAO Sensor 2" table:style-name="ta1">
        <table:shapes>
          <draw:frame draw:z-index="0" draw:style-name="gr1" draw:text-style-name="P1" svg:width="20.122cm" svg:height="7.634cm" svg:x="17.946cm" svg:y="9.326cm">
            <draw:object draw:notify-on-update-of-ranges="'TENSAO Sensor 2'.A13:'TENSAO Sensor 2'.A17 'TENSAO Sensor 2'.B13:'TENSAO Sensor 2'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796cm" svg:height="8.999cm" svg:x="17.855cm" svg:y="0cm">
            <draw:object draw:notify-on-update-of-ranges="'TENSAO Sensor 2'.B3:'TENSAO Sensor 2'.B3 'TENSAO Sensor 2'.C3:'TENSAO Sensor 2'.F3 'TENSAO Sensor 2'.B4:'TENSAO Sensor 2'.B4 'TENSAO Sensor 2'.C4:'TENSAO Sensor 2'.F4 'TENSAO Sensor 2'.B5:'TENSAO Sensor 2'.B5 'TENSAO Sensor 2'.C5:'TENSAO Sensor 2'.F5 'TENSAO Sensor 2'.B6:'TENSAO Sensor 2'.B6 'TENSAO Sensor 2'.C6:'TENSAO Sensor 2'.F6 'TENSAO Sensor 2'.B7:'TENSAO Sensor 2'.B7 'TENSAO Sensor 2'.C7:'TENSAO Sensor 2'.F7 'TENSAO Sensor 2'.B8:'TENSAO Sensor 2'.B8 'TENSAO Sensor 2'.C8:'TENSAO Sensor 2'.F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Leitur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drã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6">
            <text:p>Mediçõ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2.09" calcext:value-type="float">
            <text:p>2,09</text:p>
          </table:table-cell>
          <table:table-cell table:number-columns-repeated="3" table:style-name="ce3" office:value-type="float" office:value="2.08" calcext:value-type="float">
            <text:p>2,0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.33" calcext:value-type="float">
            <text:p>6,33</text:p>
          </table:table-cell>
          <table:table-cell table:number-columns-repeated="2" table:style-name="ce3" office:value-type="float" office:value="6.32" calcext:value-type="float">
            <text:p>6,3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2" calcext:value-type="float">
            <text:p>12</text:p>
          </table:table-cell>
          <table:table-cell table:style-name="ce3" office:value-type="float" office:value="12.71" calcext:value-type="float">
            <text:p>12,71</text:p>
          </table:table-cell>
          <table:table-cell table:number-columns-repeated="3" table:style-name="ce3" office:value-type="float" office:value="12.72" calcext:value-type="float">
            <text:p>12,7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,9</text:p>
          </table:table-cell>
          <table:table-cell table:number-columns-repeated="3" table:style-name="ce3" office:value-type="float" office:value="15.91" calcext:value-type="float">
            <text:p>15,9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18" calcext:value-type="float">
            <text:p>18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19.09" calcext:value-type="float">
            <text:p>19,09</text:p>
          </table:table-cell>
          <table:table-cell table:number-columns-repeated="2" table:style-name="ce3" office:value-type="float" office:value="19.11" calcext:value-type="float">
            <text:p>19,11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float" office:value="20" calcext:value-type="float">
            <text:p>20</text:p>
          </table:table-cell>
          <table:table-cell table:style-name="ce3" office:value-type="float" office:value="21.23" calcext:value-type="float">
            <text:p>21,23</text:p>
          </table:table-cell>
          <table:table-cell table:style-name="ce3" office:value-type="float" office:value="21.32" calcext:value-type="float">
            <text:p>21,32</text:p>
          </table:table-cell>
          <table:table-cell table:number-columns-repeated="2" table:style-name="ce3" office:value-type="float" office:value="21.22" calcext:value-type="float">
            <text:p>21,2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formula="of:=MEDIAN([.C4:.F4])" office:value-type="float" office:value="6.325" calcext:value-type="float">
            <text:p>6,325</text:p>
          </table:table-cell>
          <table:table-cell table:style-name="ce7" table:formula="of:=[.B4]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3" table:formula="of:=MEDIAN([.C5:.F5])" office:value-type="float" office:value="12.72" calcext:value-type="float">
            <text:p>12,72</text:p>
          </table:table-cell>
          <table:table-cell table:style-name="ce7" table:formula="of:=[.B5]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table:formula="of:=MEDIAN([.C6:.F6])" office:value-type="float" office:value="15.91" calcext:value-type="float">
            <text:p>15,91</text:p>
          </table:table-cell>
          <table:table-cell table:style-name="ce7" table:formula="of:=[.B6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table:formula="of:=MEDIAN([.C7:.F7])" office:value-type="float" office:value="19.105" calcext:value-type="float">
            <text:p>19,105</text:p>
          </table:table-cell>
          <table:table-cell table:style-name="ce7" table:formula="of:=[.B7]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ce3" table:formula="of:=MEDIAN([.C8:.F8])" office:value-type="float" office:value="21.225" calcext:value-type="float">
            <text:p>21,225</text:p>
          </table:table-cell>
          <table:table-cell table:style-name="ce7" table:formula="of:=[.B8]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4" office:value-type="string" calcext:value-type="string">
            <text:p>Lido</text:p>
          </table:table-cell>
          <table:table-cell table:style-name="ce8" office:value-type="float" office:value="21.22" calcext:value-type="float">
            <text:p>21,22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rrigido </text:p>
          </table:table-cell>
          <table:table-cell table:style-name="ce9" table:formula="of:=(0.9373513716*[.B19])+0.0769268843" office:value-type="float" office:value="19.967522989652" calcext:value-type="float">
            <text:p>19,9675229897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21:59:01.7557926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Possato</meta:initial-creator>
    <meta:creation-date>2016-06-16T15:41:40.328962166</meta:creation-date>
    <dc:date>2017-04-04T22:13:16.734216856</dc:date>
    <meta:editing-duration>PT2H51M10S</meta:editing-duration>
    <meta:editing-cycles>37</meta:editing-cycles>
    <meta:generator>LibreOffice/4.3.3.2$Linux_X86_64 LibreOffice_project/430m0$Build-2</meta:generator>
    <meta:document-statistic meta:table-count="4" meta:cell-count="2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7.977cm" svg:y="2.956cm" style:legend-expansion="high" chart:style-name="ch2"/>
        <chart:plot-area chart:style-name="ch3" table:cell-range-address="'CORRENTE Sensor 1'.B3:'CORRENTE Sensor 1'.F8" chart:data-source-has-labels="column" svg:x="0.395cm" svg:y="0.18cm" svg:width="17.187cm" svg:height="8.64cm">
          <chartooo:coordinate-region svg:x="1.122cm" svg:y="0.379cm" svg:width="16.3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1'.C3:'CORRENTE Sensor 1'.F3" chart:label-cell-address="'CORRENTE Sensor 1'.B3:'CORRENTE Sensor 1'.B3" chart:class="chart:line">
            <chart:data-point chart:repeated="4"/>
          </chart:series>
          <chart:series chart:style-name="ch7" chart:values-cell-range-address="'CORRENTE Sensor 1'.C4:'CORRENTE Sensor 1'.F4" chart:label-cell-address="'CORRENTE Sensor 1'.B4:'CORRENTE Sensor 1'.B4" chart:class="chart:line">
            <chart:data-point chart:repeated="4"/>
          </chart:series>
          <chart:series chart:style-name="ch8" chart:values-cell-range-address="'CORRENTE Sensor 1'.C5:'CORRENTE Sensor 1'.F5" chart:label-cell-address="'CORRENTE Sensor 1'.B5:'CORRENTE Sensor 1'.B5" chart:class="chart:line">
            <chart:data-point chart:repeated="4"/>
          </chart:series>
          <chart:series chart:style-name="ch9" chart:values-cell-range-address="'CORRENTE Sensor 1'.C6:'CORRENTE Sensor 1'.F6" chart:label-cell-address="'CORRENTE Sensor 1'.B6:'CORRENTE Sensor 1'.B6" chart:class="chart:line">
            <chart:data-point chart:repeated="4"/>
          </chart:series>
          <chart:series chart:style-name="ch10" chart:values-cell-range-address="'CORRENTE Sensor 1'.C7:'CORRENTE Sensor 1'.F7" chart:label-cell-address="'CORRENTE Sensor 1'.B7:'CORRENTE Sensor 1'.B7" chart:class="chart:line">
            <chart:data-point chart:repeated="4"/>
          </chart:series>
          <chart:series chart:style-name="ch11" chart:values-cell-range-address="'CORRENTE Sensor 1'.C8:'CORRENTE Sensor 1'.F8" chart:label-cell-address="'CORRENTE Sensor 1'.B8:'CORRENTE Sensor 1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0,5</text:p>
                <draw:g>
                  <svg:desc>'CORRENTE Sensor 1'.B3:'CORRENTE Sensor 1'.B3</svg:desc>
                </draw:g>
              </table:table-cell>
              <table:table-cell office:value-type="float" office:value="0.35">
                <text:p>0.35</text:p>
                <draw:g>
                  <svg:desc>'CORRENTE Sensor 1'.C3:'CORRENTE Sensor 1'.F3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</text:p>
                <draw:g>
                  <svg:desc>'CORRENTE Sensor 1'.B4:'CORRENTE Sensor 1'.B4</svg:desc>
                </draw:g>
              </table:table-cell>
              <table:table-cell office:value-type="float" office:value="0.75">
                <text:p>0.75</text:p>
                <draw:g>
                  <svg:desc>'CORRENTE Sensor 1'.C4:'CORRENTE Sensor 1'.F4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,5</text:p>
                <draw:g>
                  <svg:desc>'CORRENTE Sensor 1'.B5:'CORRENTE Sensor 1'.B5</svg:desc>
                </draw:g>
              </table:table-cell>
              <table:table-cell office:value-type="float" office:value="1.14">
                <text:p>1.14</text:p>
                <draw:g>
                  <svg:desc>'CORRENTE Sensor 1'.C5:'CORRENTE Sensor 1'.F5</svg:desc>
                </draw:g>
              </table:table-cell>
              <table:table-cell office:value-type="float" office:value="1.14">
                <text:p>1.14</text:p>
              </table:table-cell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</text:p>
                <draw:g>
                  <svg:desc>'CORRENTE Sensor 1'.B6:'CORRENTE Sensor 1'.B6</svg:desc>
                </draw:g>
              </table:table-cell>
              <table:table-cell office:value-type="float" office:value="1.53">
                <text:p>1.53</text:p>
                <draw:g>
                  <svg:desc>'CORRENTE Sensor 1'.C6:'CORRENTE Sensor 1'.F6</svg:desc>
                </draw:g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,5</text:p>
                <draw:g>
                  <svg:desc>'CORRENTE Sensor 1'.B7:'CORRENTE Sensor 1'.B7</svg:desc>
                </draw:g>
              </table:table-cell>
              <table:table-cell office:value-type="float" office:value="1.92">
                <text:p>1.92</text:p>
                <draw:g>
                  <svg:desc>'CORRENTE Sensor 1'.C7:'CORRENTE Sensor 1'.F7</svg:desc>
                </draw:g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</text:p>
                <draw:g>
                  <svg:desc>'CORRENTE Sensor 1'.B8:'CORRENTE Sensor 1'.B8</svg:desc>
                </draw:g>
              </table:table-cell>
              <table:table-cell office:value-type="float" office:value="2.32">
                <text:p>2.32</text:p>
                <draw:g>
                  <svg:desc>'CORRENTE Sensor 1'.C8:'CORRENTE Sensor 1'.F8</svg:desc>
                </draw:g>
              </table:table-cell>
              <table:table-cell office:value-type="float" office:value="2.32">
                <text:p>2.32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8.083cm" svg:y="2.956cm" style:legend-expansion="high" chart:style-name="ch2"/>
        <chart:plot-area chart:style-name="ch3" table:cell-range-address="'TENSAO Sensor 1'.B3:'TENSAO Sensor 1'.F8" chart:data-source-has-labels="column" svg:x="0.395cm" svg:y="0.18cm" svg:width="17.293cm" svg:height="8.64cm">
          <chartooo:coordinate-region svg:x="1.016cm" svg:y="0.38cm" svg:width="16.5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1'.C3:'TENSAO Sensor 1'.F3" chart:label-cell-address="'TENSAO Sensor 1'.B3:'TENSAO Sensor 1'.B3" chart:class="chart:line">
            <chart:data-point chart:repeated="4"/>
          </chart:series>
          <chart:series chart:style-name="ch7" chart:values-cell-range-address="'TENSAO Sensor 1'.C4:'TENSAO Sensor 1'.F4" chart:label-cell-address="'TENSAO Sensor 1'.B4:'TENSAO Sensor 1'.B4" chart:class="chart:line">
            <chart:data-point chart:repeated="4"/>
          </chart:series>
          <chart:series chart:style-name="ch8" chart:values-cell-range-address="'TENSAO Sensor 1'.C5:'TENSAO Sensor 1'.F5" chart:label-cell-address="'TENSAO Sensor 1'.B5:'TENSAO Sensor 1'.B5" chart:class="chart:line">
            <chart:data-point chart:repeated="4"/>
          </chart:series>
          <chart:series chart:style-name="ch9" chart:values-cell-range-address="'TENSAO Sensor 1'.C6:'TENSAO Sensor 1'.F6" chart:label-cell-address="'TENSAO Sensor 1'.B6:'TENSAO Sensor 1'.B6" chart:class="chart:line">
            <chart:data-point chart:repeated="4"/>
          </chart:series>
          <chart:series chart:style-name="ch10" chart:values-cell-range-address="'TENSAO Sensor 1'.C7:'TENSAO Sensor 1'.F7" chart:label-cell-address="'TENSAO Sensor 1'.B7:'TENSAO Sensor 1'.B7" chart:class="chart:line">
            <chart:data-point chart:repeated="4"/>
          </chart:series>
          <chart:series chart:style-name="ch11" chart:values-cell-range-address="'TENSAO Sensor 1'.C8:'TENSAO Sensor 1'.F8" chart:label-cell-address="'TENSAO Sensor 1'.B8:'TENSAO Sensor 1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TENSAO Sensor 1'.B3:'TENSAO Sensor 1'.B3</svg:desc>
                </draw:g>
              </table:table-cell>
              <table:table-cell office:value-type="float" office:value="2.08">
                <text:p>2.08</text:p>
                <draw:g>
                  <svg:desc>'TENSAO Sensor 1'.C3:'TENSAO Sensor 1'.F3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6</text:p>
                <draw:g>
                  <svg:desc>'TENSAO Sensor 1'.B4:'TENSAO Sensor 1'.B4</svg:desc>
                </draw:g>
              </table:table-cell>
              <table:table-cell office:value-type="float" office:value="6.31">
                <text:p>6.31</text:p>
                <draw:g>
                  <svg:desc>'TENSAO Sensor 1'.C4:'TENSAO Sensor 1'.F4</svg:desc>
                </draw:g>
              </table:table-cell>
              <table:table-cell office:value-type="float" office:value="6.31">
                <text:p>6.31</text:p>
              </table:table-cell>
              <table:table-cell office:value-type="float" office:value="6.31">
                <text:p>6.3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2</text:p>
                <draw:g>
                  <svg:desc>'TENSAO Sensor 1'.B5:'TENSAO Sensor 1'.B5</svg:desc>
                </draw:g>
              </table:table-cell>
              <table:table-cell office:value-type="float" office:value="12.67">
                <text:p>12.67</text:p>
                <draw:g>
                  <svg:desc>'TENSAO Sensor 1'.C5:'TENSAO Sensor 1'.F5</svg:desc>
                </draw:g>
              </table:table-cell>
              <table:table-cell office:value-type="float" office:value="12.68">
                <text:p>12.68</text:p>
              </table:table-cell>
              <table:table-cell office:value-type="float" office:value="12.67">
                <text:p>12.67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5</text:p>
                <draw:g>
                  <svg:desc>'TENSAO Sensor 1'.B6:'TENSAO Sensor 1'.B6</svg:desc>
                </draw:g>
              </table:table-cell>
              <table:table-cell office:value-type="float" office:value="15.85">
                <text:p>15.85</text:p>
                <draw:g>
                  <svg:desc>'TENSAO Sensor 1'.C6:'TENSAO Sensor 1'.F6</svg:desc>
                </draw:g>
              </table:table-cell>
              <table:table-cell office:value-type="float" office:value="15.86">
                <text:p>15.86</text:p>
              </table:table-cell>
              <table:table-cell office:value-type="float" office:value="15.86">
                <text:p>15.8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18</text:p>
                <draw:g>
                  <svg:desc>'TENSAO Sensor 1'.B7:'TENSAO Sensor 1'.B7</svg:desc>
                </draw:g>
              </table:table-cell>
              <table:table-cell office:value-type="float" office:value="19.04">
                <text:p>19.04</text:p>
                <draw:g>
                  <svg:desc>'TENSAO Sensor 1'.C7:'TENSAO Sensor 1'.F7</svg:desc>
                </draw:g>
              </table:table-cell>
              <table:table-cell office:value-type="float" office:value="19.03">
                <text:p>19.03</text:p>
              </table:table-cell>
              <table:table-cell office:value-type="float" office:value="19.04">
                <text:p>19.04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20</text:p>
                <draw:g>
                  <svg:desc>'TENSAO Sensor 1'.B8:'TENSAO Sensor 1'.B8</svg:desc>
                </draw:g>
              </table:table-cell>
              <table:table-cell office:value-type="float" office:value="21.15">
                <text:p>21.15</text:p>
                <draw:g>
                  <svg:desc>'TENSAO Sensor 1'.C8:'TENSAO Sensor 1'.F8</svg:desc>
                </draw:g>
              </table:table-cell>
              <table:table-cell office:value-type="float" office:value="21.26">
                <text:p>21.26</text:p>
              </table:table-cell>
              <table:table-cell office:value-type="float" office:value="21.17">
                <text:p>21.17</text:p>
              </table:table-cell>
              <table:table-cell office:value-type="float" office:value="21.15">
                <text:p>21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TENSAO Sensor 2'.A13:'TENSAO Sensor 2'.B17" svg:x="0.402cm" svg:y="0.152cm" svg:width="15.329cm" svg:height="7.331cm">
          <chartooo:coordinate-region svg:x="1.023cm" svg:y="0.351cm" svg:width="14.522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2'.B13:'TENSAO Sensor 2'.B17" chart:class="chart:scatter">
            <chart:domain table:cell-range-address="'TENSAO Sensor 2'.A13:'TENSAO Sensor 2'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25">
                <text:p>6.325</text:p>
                <draw:g>
                  <svg:desc>'TENSAO Sensor 2'.A13:'TENSAO Sensor 2'.A17</svg:desc>
                </draw:g>
              </table:table-cell>
              <table:table-cell office:value-type="float" office:value="6">
                <text:p>6</text:p>
                <draw:g>
                  <svg:desc>'TENSAO Sensor 2'.B13:'TENSAO Sensor 2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2">
                <text:p>12.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1">
                <text:p>15.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105">
                <text:p>19.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275">
                <text:p>21.27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CORRENTE Sensor 1'.A13:'CORRENTE Sensor 1'.B17" svg:x="0.402cm" svg:y="0.152cm" svg:width="15.329cm" svg:height="7.331cm">
          <chartooo:coordinate-region svg:x="1.129cm" svg:y="0.352cm" svg:width="14.363cm" svg:height="6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1'.B13:'CORRENTE Sensor 1'.B17" chart:class="chart:scatter">
            <chart:domain table:cell-range-address="'CORRENTE Sensor 1'.A13:'CORRENTE Sensor 1'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">
                <text:p>0.74</text:p>
                <draw:g>
                  <svg:desc>'CORRENTE Sensor 1'.A13:'CORRENTE Sensor 1'.A17</svg:desc>
                </draw:g>
              </table:table-cell>
              <table:table-cell office:value-type="float" office:value="1">
                <text:p>1</text:p>
                <draw:g>
                  <svg:desc>'CORRENTE Sensor 1'.B13:'CORRENTE Sensor 1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5">
                <text:p>1.1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">
                <text:p>1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">
                <text:p>2.3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CORRENTE Sensor 2'.A13:'CORRENTE Sensor 2'.B17" svg:x="0.402cm" svg:y="0.152cm" svg:width="15.329cm" svg:height="7.331cm">
          <chartooo:coordinate-region svg:x="1.129cm" svg:y="0.352cm" svg:width="14.363cm" svg:height="6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2'.B13:'CORRENTE Sensor 2'.B17" chart:class="chart:scatter">
            <chart:domain table:cell-range-address="'CORRENTE Sensor 2'.A13:'CORRENTE Sensor 2'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">
                <text:p>0.77</text:p>
                <draw:g>
                  <svg:desc>'CORRENTE Sensor 2'.A13:'CORRENTE Sensor 2'.A17</svg:desc>
                </draw:g>
              </table:table-cell>
              <table:table-cell office:value-type="float" office:value="1">
                <text:p>1</text:p>
                <draw:g>
                  <svg:desc>'CORRENTE Sensor 2'.B13:'CORRENTE Sensor 2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">
                <text:p>1.1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">
                <text:p>1.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73cm" svg:height="9cm" xlink:href=".." xlink:type="simple" chart:class="chart:line" chart:style-name="ch1">
        <chart:legend chart:legend-position="end" svg:x="18.253cm" svg:y="2.956cm" style:legend-expansion="high" chart:style-name="ch2"/>
        <chart:plot-area chart:style-name="ch3" table:cell-range-address="'CORRENTE Sensor 2'.B2:'CORRENTE Sensor 2'.F8" chart:data-source-has-labels="both" svg:x="0.401cm" svg:y="0.18cm" svg:width="17.451cm" svg:height="8.64cm">
          <chartooo:coordinate-region svg:x="1.128cm" svg:y="0.379cm" svg:width="16.724cm" svg:height="8.242cm"/>
          <chart:axis chart:dimension="x" chart:name="primary-x" chart:style-name="ch4" chartooo:axis-type="auto">
            <chartooo:date-scale/>
            <chart:categories table:cell-range-address="'CORRENTE Sensor 2'.C2:'CORRENTE Sensor 2'.F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RRENTE Sensor 2'.C3:'CORRENTE Sensor 2'.F3" chart:label-cell-address="'CORRENTE Sensor 2'.B3:'CORRENTE Sensor 2'.B3" chart:class="chart:line">
            <chart:data-point chart:repeated="4"/>
          </chart:series>
          <chart:series chart:style-name="ch7" chart:values-cell-range-address="'CORRENTE Sensor 2'.C4:'CORRENTE Sensor 2'.F4" chart:label-cell-address="'CORRENTE Sensor 2'.B4:'CORRENTE Sensor 2'.B4" chart:class="chart:line">
            <chart:data-point chart:repeated="4"/>
          </chart:series>
          <chart:series chart:style-name="ch8" chart:values-cell-range-address="'CORRENTE Sensor 2'.C5:'CORRENTE Sensor 2'.F5" chart:label-cell-address="'CORRENTE Sensor 2'.B5:'CORRENTE Sensor 2'.B5" chart:class="chart:line">
            <chart:data-point chart:repeated="4"/>
          </chart:series>
          <chart:series chart:style-name="ch9" chart:values-cell-range-address="'CORRENTE Sensor 2'.C6:'CORRENTE Sensor 2'.F6" chart:label-cell-address="'CORRENTE Sensor 2'.B6:'CORRENTE Sensor 2'.B6" chart:class="chart:line">
            <chart:data-point chart:repeated="4"/>
          </chart:series>
          <chart:series chart:style-name="ch10" chart:values-cell-range-address="'CORRENTE Sensor 2'.C7:'CORRENTE Sensor 2'.F7" chart:label-cell-address="'CORRENTE Sensor 2'.B7:'CORRENTE Sensor 2'.B7" chart:class="chart:line">
            <chart:data-point chart:repeated="4"/>
          </chart:series>
          <chart:series chart:style-name="ch11" chart:values-cell-range-address="'CORRENTE Sensor 2'.C8:'CORRENTE Sensor 2'.F8" chart:label-cell-address="'CORRENTE Sensor 2'.B8:'CORRENTE Sensor 2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ORRENTE Sensor 2'.C2:'CORRENTE Sensor 2'.F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,5</text:p>
                <draw:g>
                  <svg:desc>'CORRENTE Sensor 2'.B3:'CORRENTE Sensor 2'.B3</svg:desc>
                </draw:g>
              </table:table-cell>
              <table:table-cell office:value-type="float" office:value="0.38">
                <text:p>0.38</text:p>
                <draw:g>
                  <svg:desc>'CORRENTE Sensor 2'.C3:'CORRENTE Sensor 2'.F3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</text:p>
                <draw:g>
                  <svg:desc>'CORRENTE Sensor 2'.B4:'CORRENTE Sensor 2'.B4</svg:desc>
                </draw:g>
              </table:table-cell>
              <table:table-cell office:value-type="float" office:value="0.78">
                <text:p>0.78</text:p>
                <draw:g>
                  <svg:desc>'CORRENTE Sensor 2'.C4:'CORRENTE Sensor 2'.F4</svg:desc>
                </draw:g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,5</text:p>
                <draw:g>
                  <svg:desc>'CORRENTE Sensor 2'.B5:'CORRENTE Sensor 2'.B5</svg:desc>
                </draw:g>
              </table:table-cell>
              <table:table-cell office:value-type="float" office:value="1.18">
                <text:p>1.18</text:p>
                <draw:g>
                  <svg:desc>'CORRENTE Sensor 2'.C5:'CORRENTE Sensor 2'.F5</svg:desc>
                </draw:g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</text:p>
                <draw:g>
                  <svg:desc>'CORRENTE Sensor 2'.B6:'CORRENTE Sensor 2'.B6</svg:desc>
                </draw:g>
              </table:table-cell>
              <table:table-cell office:value-type="float" office:value="1.58">
                <text:p>1.58</text:p>
                <draw:g>
                  <svg:desc>'CORRENTE Sensor 2'.C6:'CORRENTE Sensor 2'.F6</svg:desc>
                </draw:g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,5</text:p>
                <draw:g>
                  <svg:desc>'CORRENTE Sensor 2'.B7:'CORRENTE Sensor 2'.B7</svg:desc>
                </draw:g>
              </table:table-cell>
              <table:table-cell office:value-type="float" office:value="1.97">
                <text:p>1.97</text:p>
                <draw:g>
                  <svg:desc>'CORRENTE Sensor 2'.C7:'CORRENTE Sensor 2'.F7</svg:desc>
                </draw:g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  <draw:g>
                  <svg:desc>'CORRENTE Sensor 2'.B8:'CORRENTE Sensor 2'.B8</svg:desc>
                </draw:g>
              </table:table-cell>
              <table:table-cell office:value-type="float" office:value="2.37">
                <text:p>2.37</text:p>
                <draw:g>
                  <svg:desc>'CORRENTE Sensor 2'.C8:'CORRENTE Sensor 2'.F8</svg:desc>
                </draw:g>
              </table:table-cell>
              <table:table-cell office:value-type="float" office:value="2.37">
                <text:p>2.37</text:p>
              </table:table-cell>
              <table:table-cell office:value-type="float" office:value="2.36">
                <text:p>2.36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97cm" svg:height="9cm" xlink:href=".." xlink:type="simple" chart:class="chart:line" chart:style-name="ch1">
        <chart:legend chart:legend-position="end" svg:x="18.083cm" svg:y="2.956cm" style:legend-expansion="high" chart:style-name="ch2"/>
        <chart:plot-area chart:style-name="ch3" table:cell-range-address="'TENSAO Sensor 2'.B3:'TENSAO Sensor 2'.F8" chart:data-source-has-labels="column" svg:x="0.395cm" svg:y="0.18cm" svg:width="17.293cm" svg:height="8.64cm">
          <chartooo:coordinate-region svg:x="1.016cm" svg:y="0.38cm" svg:width="16.5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2'.C3:'TENSAO Sensor 2'.F3" chart:label-cell-address="'TENSAO Sensor 2'.B3:'TENSAO Sensor 2'.B3" chart:class="chart:line">
            <chart:data-point chart:repeated="4"/>
          </chart:series>
          <chart:series chart:style-name="ch7" chart:values-cell-range-address="'TENSAO Sensor 2'.C4:'TENSAO Sensor 2'.F4" chart:label-cell-address="'TENSAO Sensor 2'.B4:'TENSAO Sensor 2'.B4" chart:class="chart:line">
            <chart:data-point chart:repeated="4"/>
          </chart:series>
          <chart:series chart:style-name="ch8" chart:values-cell-range-address="'TENSAO Sensor 2'.C5:'TENSAO Sensor 2'.F5" chart:label-cell-address="'TENSAO Sensor 2'.B5:'TENSAO Sensor 2'.B5" chart:class="chart:line">
            <chart:data-point chart:repeated="4"/>
          </chart:series>
          <chart:series chart:style-name="ch9" chart:values-cell-range-address="'TENSAO Sensor 2'.C6:'TENSAO Sensor 2'.F6" chart:label-cell-address="'TENSAO Sensor 2'.B6:'TENSAO Sensor 2'.B6" chart:class="chart:line">
            <chart:data-point chart:repeated="4"/>
          </chart:series>
          <chart:series chart:style-name="ch10" chart:values-cell-range-address="'TENSAO Sensor 2'.C7:'TENSAO Sensor 2'.F7" chart:label-cell-address="'TENSAO Sensor 2'.B7:'TENSAO Sensor 2'.B7" chart:class="chart:line">
            <chart:data-point chart:repeated="4"/>
          </chart:series>
          <chart:series chart:style-name="ch11" chart:values-cell-range-address="'TENSAO Sensor 2'.C8:'TENSAO Sensor 2'.F8" chart:label-cell-address="'TENSAO Sensor 2'.B8:'TENSAO Sensor 2'.B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TENSAO Sensor 2'.B3:'TENSAO Sensor 2'.B3</svg:desc>
                </draw:g>
              </table:table-cell>
              <table:table-cell office:value-type="float" office:value="2.09">
                <text:p>2.09</text:p>
                <draw:g>
                  <svg:desc>'TENSAO Sensor 2'.C3:'TENSAO Sensor 2'.F3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6</text:p>
                <draw:g>
                  <svg:desc>'TENSAO Sensor 2'.B4:'TENSAO Sensor 2'.B4</svg:desc>
                </draw:g>
              </table:table-cell>
              <table:table-cell office:value-type="float" office:value="6.33">
                <text:p>6.33</text:p>
                <draw:g>
                  <svg:desc>'TENSAO Sensor 2'.C4:'TENSAO Sensor 2'.F4</svg:desc>
                </draw:g>
              </table:table-cell>
              <table:table-cell office:value-type="float" office:value="6.33">
                <text:p>6.33</text:p>
              </table:table-cell>
              <table:table-cell office:value-type="float" office:value="6.32">
                <text:p>6.3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  <draw:g>
                  <svg:desc>'TENSAO Sensor 2'.B5:'TENSAO Sensor 2'.B5</svg:desc>
                </draw:g>
              </table:table-cell>
              <table:table-cell office:value-type="float" office:value="12.71">
                <text:p>12.71</text:p>
                <draw:g>
                  <svg:desc>'TENSAO Sensor 2'.C5:'TENSAO Sensor 2'.F5</svg:desc>
                </draw:g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5</text:p>
                <draw:g>
                  <svg:desc>'TENSAO Sensor 2'.B6:'TENSAO Sensor 2'.B6</svg:desc>
                </draw:g>
              </table:table-cell>
              <table:table-cell office:value-type="float" office:value="15.9">
                <text:p>15.9</text:p>
                <draw:g>
                  <svg:desc>'TENSAO Sensor 2'.C6:'TENSAO Sensor 2'.F6</svg:desc>
                </draw:g>
              </table:table-cell>
              <table:table-cell office:value-type="float" office:value="15.91">
                <text:p>15.91</text:p>
              </table:table-cell>
              <table:table-cell office:value-type="float" office:value="15.91">
                <text:p>15.91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8</text:p>
                <draw:g>
                  <svg:desc>'TENSAO Sensor 2'.B7:'TENSAO Sensor 2'.B7</svg:desc>
                </draw:g>
              </table:table-cell>
              <table:table-cell office:value-type="float" office:value="19.1">
                <text:p>19.1</text:p>
                <draw:g>
                  <svg:desc>'TENSAO Sensor 2'.C7:'TENSAO Sensor 2'.F7</svg:desc>
                </draw:g>
              </table:table-cell>
              <table:table-cell office:value-type="float" office:value="19.09">
                <text:p>19.09</text:p>
              </table:table-cell>
              <table:table-cell office:value-type="float" office:value="19.11">
                <text:p>19.11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>20</text:p>
                <draw:g>
                  <svg:desc>'TENSAO Sensor 2'.B8:'TENSAO Sensor 2'.B8</svg:desc>
                </draw:g>
              </table:table-cell>
              <table:table-cell office:value-type="float" office:value="21.23">
                <text:p>21.23</text:p>
                <draw:g>
                  <svg:desc>'TENSAO Sensor 2'.C8:'TENSAO Sensor 2'.F8</svg:desc>
                </draw:g>
              </table:table-cell>
              <table:table-cell office:value-type="float" office:value="21.32">
                <text:p>2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23cm" svg:height="7.635cm" xlink:href=".." xlink:type="simple" chart:class="chart:scatter" chart:style-name="ch1">
        <chart:legend chart:legend-position="end" svg:x="16.133cm" svg:y="3.269cm" style:legend-expansion="high" chart:style-name="ch2"/>
        <chart:plot-area chart:style-name="ch3" table:cell-range-address="'TENSAO Sensor 1'.A13:'TENSAO Sensor 1'.B17" svg:x="0.402cm" svg:y="0.152cm" svg:width="15.329cm" svg:height="7.331cm">
          <chartooo:coordinate-region svg:x="1.023cm" svg:y="0.351cm" svg:width="14.522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NSAO Sensor 1'.B13:'TENSAO Sensor 1'.B17" chart:class="chart:scatter">
            <chart:domain table:cell-range-address="'TENSAO Sensor 1'.A13:'TENSAO Sensor 1'.A1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1">
                <text:p>6.31</text:p>
                <draw:g>
                  <svg:desc>'TENSAO Sensor 1'.A13:'TENSAO Sensor 1'.A17</svg:desc>
                </draw:g>
              </table:table-cell>
              <table:table-cell office:value-type="float" office:value="6">
                <text:p>6</text:p>
                <draw:g>
                  <svg:desc>'TENSAO Sensor 1'.B13:'TENSAO Sensor 1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86">
                <text:p>15.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4">
                <text:p>19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16">
                <text:p>21.1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